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loc1</text:p>
          </table:table-cell>
          <table:table-cell office:value-type="string" calcext:value-type="string">
            <text:p>loc2</text:p>
          </table:table-cell>
          <table:table-cell office:value-type="string" calcext:value-type="string">
            <text:p>loc3</text:p>
          </table:table-cell>
          <table:table-cell office:value-type="string" calcext:value-type="string">
            <text:p>loc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und 1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6GHz</text:p>
          </table:table-cell>
          <table:table-cell office:value-type="string" calcext:value-type="string">
            <text:p>160 MHz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ok safe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und 2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6GHz</text:p>
          </table:table-cell>
          <table:table-cell office:value-type="string" calcext:value-type="string">
            <text:p>20 MHz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k safe 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Round 3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5GHz</text:p>
          </table:table-cell>
          <table:table-cell office:value-type="string" calcext:value-type="string">
            <text:p>80 MHz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ed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X</text:p>
          </table:table-cell>
          <table:table-cell office:value-type="string" calcext:value-type="string">
            <text:p>2..4 GHz</text:p>
          </table:table-cell>
          <table:table-cell office:value-type="string" calcext:value-type="string">
            <text:p>20 MHz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edo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Round 4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5GHz</text:p>
          </table:table-cell>
          <table:table-cell office:value-type="string" calcext:value-type="string">
            <text:p>20 MHz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d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24GHz</text:p>
          </table:table-cell>
          <table:table-cell office:value-type="string" calcext:value-type="string">
            <text:p>20 MHz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moved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und 5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5GHz</text:p>
          </table:table-cell>
          <table:table-cell office:value-type="string" calcext:value-type="string">
            <text:p>80 MHz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und 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5GHz</text:p>
          </table:table-cell>
          <table:table-cell office:value-type="string" calcext:value-type="string">
            <text:p>20 MHz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ound7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6GHz</text:p>
          </table:table-cell>
          <table:table-cell office:value-type="string" calcext:value-type="string">
            <text:p>80 MHz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formula="of:=SUM([.B2:.B15])" office:value-type="float" office:value="120" calcext:value-type="float">
            <text:p>12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runs</text:p>
          </table:table-cell>
          <table:table-cell table:formula="of:=COUNT([.G2:.J18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all </text:p>
          </table:table-cell>
          <table:table-cell office:value-type="string" calcext:value-type="string">
            <text:p>time</text:p>
          </table:table-cell>
          <table:table-cell table:formula="of:=[.G22]*[.G21]" office:value-type="float" office:value="108" calcext:value-type="float">
            <text:p>108</text:p>
          </table:table-cell>
          <table:table-cell table:formula="of:=[.G23]/60" office:value-type="float" office:value="1.8" calcext:value-type="float">
            <text:p>1.8</text:p>
          </table:table-cell>
          <table:table-cell office:value-type="string" calcext:value-type="string">
            <text:p>hr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per round</text:p>
          </table:table-cell>
          <table:table-cell office:value-type="string" calcext:value-type="string">
            <text:p>time</text:p>
          </table:table-cell>
          <table:table-cell table:formula="of:=SUM([.G2:.J16])*[.G21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per round</text:p>
          </table:table-cell>
          <table:table-cell office:value-type="string" calcext:value-type="string">
            <text:p>time</text:p>
          </table:table-cell>
          <table:table-cell table:formula="of:=4*[.G21]" office:value-type="float" office:value="12" calcext:value-type="float">
            <text:p>12</text:p>
          </table:table-cell>
          <table:table-cell table:number-columns-repeated="5"/>
        </table:table-row>
      </table:table>
      <table:table table:name="Analysis" table:style-name="ta1"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1]*[.B1]/([.A1]*1000000)" office:value-type="float" office:value="0.00000069444444444445" calcext:value-type="float">
            <text:p>6.94E-0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C2]*[.B2]/([.A2]*1000000)" office:value-type="float" office:value="0.0000008" calcext:value-type="float">
            <text:p>8.00E-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C3]*[.B3]/([.A3]*1000000)" office:value-type="float" office:value="0.0000008" calcext:value-type="float">
            <text:p>8.00E-0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C4]*[.B4]/([.A4]*1000000)" office:value-type="float" office:value="0.00000055555555555556" calcext:value-type="float">
            <text:p>5.56E-07</text:p>
          </table:table-cell>
        </table:table-row>
        <table:table-row table:style-name="ro1">
          <table:table-cell table:number-columns-repeated="3"/>
          <table:table-cell table:formula="of:=[.C5]*[.B5]/([.A5]*1000000)" office:value-type="string" office:string-value="" calcext:value-type="error">
            <text:p>#DIV/0!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27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26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25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4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3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2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21">
      <number:scientific-number number:decimal-places="15" number:min-decimal-places="1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08:40:45.707270821</meta:creation-date>
    <dc:date>2022-11-18T15:39:06.289223287</dc:date>
    <meta:editing-duration>PT3H6M59S</meta:editing-duration>
    <meta:editing-cycles>21</meta:editing-cycles>
    <meta:generator>LibreOffice/7.3.6.2$Linux_X86_64 LibreOffice_project/30$Build-2</meta:generator>
    <meta:document-statistic meta:table-count="2" meta:cell-count="123" meta:object-count="0"/>
  </office:meta>
</office:document-meta>
</file>